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Extractor.accept( DS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Extractor.extractPages( InputStream in , OutputStream out , int from , int to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